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5154d" officeooo:paragraph-rsid="0588c429"/>
    </style:style>
    <style:style style:name="P4" style:family="paragraph" style:parent-style-name="Text_20_body">
      <style:text-properties officeooo:rsid="054704fb" officeooo:paragraph-rsid="0588c429"/>
    </style:style>
    <style:style style:name="P5" style:family="paragraph" style:parent-style-name="Heading_20_2">
      <style:paragraph-properties fo:text-align="end" style:justify-single-word="false" style:writing-mode="rl-tb"/>
      <style:text-properties officeooo:rsid="052623dc" officeooo:paragraph-rsid="05970ad6"/>
    </style:style>
    <style:style style:name="P6" style:family="paragraph" style:parent-style-name="Heading_20_2">
      <style:paragraph-properties fo:text-align="end" style:justify-single-word="false" style:writing-mode="rl-tb"/>
      <style:text-properties officeooo:rsid="0559ea0a" officeooo:paragraph-rsid="055978b5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5970ad6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Courier New" officeooo:paragraph-rsid="05970ad6" style:font-name-complex="Courier New1"/>
    </style:style>
    <style:style style:name="P9" style:family="paragraph" style:parent-style-name="Text_20_body">
      <style:paragraph-properties fo:line-height="100%" fo:text-align="start" style:justify-single-word="false" style:writing-mode="lr-tb"/>
      <style:text-properties style:font-name="Courier New" officeooo:rsid="04af6545" officeooo:paragraph-rsid="05970ad6"/>
    </style:style>
    <style:style style:name="P10" style:family="paragraph" style:parent-style-name="Heading_20_2">
      <style:text-properties officeooo:paragraph-rsid="05970ad6"/>
    </style:style>
    <style:style style:name="P11" style:family="paragraph" style:parent-style-name="Text_20_body" style:list-style-name="WWNum2">
      <style:paragraph-properties fo:text-align="end" style:justify-single-word="false" style:writing-mode="rl-tb"/>
      <style:text-properties officeooo:paragraph-rsid="05970ad6"/>
    </style:style>
    <style:style style:name="P12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52d90d"/>
    </style:style>
    <style:style style:name="T3" style:family="text">
      <style:text-properties officeooo:rsid="05510f7d"/>
    </style:style>
    <style:style style:name="T4" style:family="text">
      <style:text-properties officeooo:rsid="054745e0"/>
    </style:style>
    <style:style style:name="T5" style:family="text">
      <style:text-properties officeooo:rsid="05751e91"/>
    </style:style>
    <style:style style:name="T6" style:family="text">
      <style:text-properties officeooo:rsid="0576311b"/>
    </style:style>
    <style:style style:name="T7" style:family="text">
      <style:text-properties officeooo:rsid="0588c429"/>
    </style:style>
    <style:style style:name="T8" style:family="text">
      <style:text-properties officeooo:rsid="058afe47"/>
    </style:style>
    <style:style style:name="T9" style:family="text">
      <style:text-properties officeooo:rsid="058cf789"/>
    </style:style>
    <style:style style:name="T10" style:family="text">
      <style:text-properties officeooo:rsid="058da123"/>
    </style:style>
    <style:style style:name="T11" style:family="text">
      <style:text-properties officeooo:rsid="05948eba"/>
    </style:style>
    <style:style style:name="T12" style:family="text">
      <style:text-properties officeooo:rsid="05970a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מטלה</text:span> –<text:span text:style-name="T2"> אלגוריתמים למיקסום רווח</text:span></text:h>
      <text:p text:style-name="P10">שאלה 1: <text:span text:style-name="T12">מכרז עם תמיכה</text:span></text:p>
      <text:p text:style-name="P7">אתם קבלני-בניין ובזה הרגע סיימתם לבנות דירה. אתם מעוניינים למכור אותה באופן שיעשה אתכם <text:span text:style-name="T5">כמה שיותר עשירים (בתוחלת).</text:span></text:p>
      <text:p text:style-name="P7">יש הרבה קונים פוטנציאליים, וכל קונה מייחס לדירה ערך שונה. מסקר-שוק שביצעתם, התברר שהתפלגות הערכים באוכלוסיה היא התפלגות אחידה בין <text:span text:style-name="T11">500</text:span> ל-1<text:span text:style-name="T11">5</text:span>00 [באלפי ש"ח].</text:p>
      <text:p text:style-name="P7">קונים צעירים במיוחד או מבוגרים במיוחד מזכים את הקבלן בהשתתפות ממשרד השיכון באופן הבא:</text:p>
      <text:list xml:id="list107503712" text:style-name="WWNum2">
        <text:list-item>
          <text:p text:style-name="P11">קבלן המוכר דירה לקונה בן 20 ומטה - מקבל ממשרד השיכון <text:span text:style-name="T11">10% ממחיר הקניה</text:span>.</text:p>
        </text:list-item>
        <text:list-item>
          <text:p text:style-name="P11">קבלן המוכר דירה לקונה בן 60 ומעלה - מקבל ממשרד השיכון <text:span text:style-name="T11">20% ממחיר הקניה.</text:span></text:p>
        </text:list-item>
      </text:list>
      <text:p text:style-name="P7"><text:bookmark-start text:name="__DdeLink__1328_1548266585"/>תארו <text:span text:style-name="T6">מכרז</text:span> אמיתי שימקסם את תוחלת הרווח שלכם. כיתבו את <text:span text:style-name="T10">המכרז </text:span>בפסאודו-קוד <text:span text:style-name="T10">והדגימו אותו.</text:span></text:p>
      <text:p text:style-name="P7"><text:s/>הניחו שקיימת המחלקה הבאה המייצגת קונה פוטנציאלי<text:bookmark-end text:name="__DdeLink__1328_1548266585"/>; ניתן להוסיף לה שיטות לפי הצורך.</text:p>
      <text:p text:style-name="P8"><text:span text:style-name="T8">def</text:span> Buyer:</text:p>
      <text:p text:style-name="P8"><text:tab/><text:span text:style-name="T8">def </text:span>age() →<text:span text:style-name="T8"> int</text:span> <text:s text:c="4"/>// גיל בשנים</text:p>
      <text:p text:style-name="P8"><text:tab/><text:span text:style-name="T8">def value</text:span>() →<text:span text:style-name="T8"> int</text:span> <text:s/>// ערך באלפי ש"ח</text:p>
      <text:p text:style-name="P8"/>
      <text:p text:style-name="P7">כותרת הפונקציה המבצעת את המנגנון:</text:p>
      <text:p text:style-name="P9"><text:span text:style-name="T9">def</text:span> <text:span text:style-name="T9">sell_house</text:span>(buyers: <text:span text:style-name="T9">List[Buyer]</text:span>): … </text:p>
      <text:p text:style-name="P5"/>
      <text:p text:style-name="P5">שאלה <text:span text:style-name="T7">2</text:span>: <text:span text:style-name="T3">מיקסום רווח עם ברירת-מחדל</text:span></text:p>
      <text:p text:style-name="P3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4">תארו מנגנון אמיתי הממקסם את הרווח שלכם ממכירת הציור. שימו לב - המנגנון תלוי <text:span text:style-name="T4">ב-</text:span>F וגם <text:span text:style-name="T4">ב-</text:span>X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26" style:display-name="ListLabel 226" style:family="text">
      <style:text-properties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22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2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3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3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3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3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09T16:28:37.154572346</dc:date>
    <meta:editing-duration>P10DT14H53M37S</meta:editing-duration>
    <meta:editing-cycles>1285</meta:editing-cycles>
    <dc:creator>Erel Segal-Halevi</dc:creator>
    <meta:document-statistic meta:table-count="0" meta:image-count="0" meta:object-count="0" meta:page-count="1" meta:paragraph-count="19" meta:word-count="208" meta:character-count="1159" meta:non-whitespace-character-count="961"/>
  </office:meta>
</office:document-meta>
</file>